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fo:font-size="11pt" style:font-size-asian="11pt" style:font-size-complex="11pt"/>
    </style:style>
    <style:style style:name="P2" style:family="paragraph" style:parent-style-name="Text_20_body"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P3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1pt" style:font-size-asian="11pt" style:font-size-complex="11pt"/>
    </style:style>
    <style:style style:name="P4" style:family="paragraph" style:parent-style-name="Text_20_body">
      <style:paragraph-properties fo:margin-left="1.251cm" fo:margin-right="0cm" fo:text-indent="0cm" style:auto-text-indent="false">
        <style:tab-stops>
          <style:tab-stop style:position="16.431cm"/>
        </style:tab-stops>
      </style:paragraph-properties>
      <style:text-properties style:font-name="DejaVu Sans Mono" fo:font-size="11pt" style:font-size-asian="11pt" style:font-size-complex="11pt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DejaVu Sans Mono" fo:font-size="11pt" fo:font-weight="bold" style:font-size-asian="11pt" style:font-weight-asian="bold" style:font-size-complex="11pt" style:font-weight-complex="bold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DejaVu Sans Mono" fo:font-size="11pt" style:font-size-asian="11pt" style:font-size-complex="11pt"/>
    </style:style>
    <style:style style:name="P7" style:family="paragraph" style:parent-style-name="Text_20_body">
      <style:paragraph-properties fo:margin-left="0cm" fo:margin-right="0cm" fo:text-indent="0cm" style:auto-text-indent="false">
        <style:tab-stops>
          <style:tab-stop style:position="16.431cm"/>
        </style:tab-stops>
      </style:paragraph-properties>
      <style:text-properties style:font-name="DejaVu Sans Mono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606" style:font-weight-asian="bold" style:font-weight-complex="bold"/>
    </style:style>
    <style:style style:name="T3" style:family="text">
      <style:text-properties officeooo:rsid="001db606"/>
    </style:style>
    <style:style style:name="T4" style:family="text">
      <style:text-properties officeooo:rsid="001ee06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imweh</text:p>
      <text:p text:style-name="P1">Plüsch <text:s/><text:tab/><text:tab/><text:tab/><text:tab/><text:tab/><text:tab/><text:tab/><text:tab/><text:tab/><text:tab/><text:tab/><text:span text:style-name="T3">128</text:span></text:p>
      <text:p text:style-name="P1"><text:span text:style-name="T1">Intro:</text:span> E <text:s/>|A <text:s/>| cism H |A <text:s/>||</text:p>
      <text:p text:style-name="P1">E<text:tab/><text:tab/><text:tab/><text:tab/><text:tab/><text:tab/><text:tab/><text:tab/>A<text:line-break/>I bi wiit wäg vo miim V<text:span text:style-name="T3">ä</text:span>rtroutä, ir<text:span text:style-name="T3">ä</text:span> riisegross<text:span text:style-name="T3">ä</text:span> Schta<text:span text:style-name="T3">d</text:span>t<text:line-break/> <text:s text:c="7"/>E<text:tab/><text:tab/><text:tab/><text:tab/><text:tab/><text:tab/><text:tab/> <text:s text:c="2"/>A<text:line-break/>ufre schier <text:span text:style-name="T3">ä</text:span>ndlose Schtrass womi niem<text:span text:style-name="T3">ä</text:span>r kennt<text:line-break/> <text:s text:c="10"/>E <text:s text:c="25"/>A<text:line-break/>hami scho lang nüm so <text:span text:style-name="T3">a</text:span>leini oder verloore gfü<text:span text:style-name="T3">e</text:span>lt wi hiä</text:p>
      <text:p text:style-name="P1"><text:s text:c="3"/>cism <text:s text:c="7"/>H <text:s text:c="10"/>A<text:line-break/>u loufe immer wiiter ohni Ziil</text:p>
      <text:p text:style-name="P1"/>
      <text:p text:style-name="P5">Ref:</text:p>
      <text:p text:style-name="P5"><text:s text:c="8"/>E <text:s text:c="15"/>H <text:s text:c="14"/>A <text:s text:c="2"/><text:line-break/>un i ha Heimweh nach de Bärge, nachem Schoggi und em Wii<text:line-break/> <text:s text:c="7"/>E <text:s text:c="15"/>H <text:s text:c="15"/>A<text:line-break/>nach dä Wälder, nach dä Seeä u nach em Schnee<text:line-break/> <text:s text:c="8"/>E <text:s text:c="12"/>H <text:s text:c="12"/>A <text:s text:c="5"/><text:line-break/>un i bi wiit wäg vo d<text:span text:style-name="T3">a</text:span>heimä i<text:span text:style-name="T3">re</text:span> Schtadt woni nid wett sii<text:line-break/> <text:s text:c="3"/>cism<text:tab/><text:tab/><text:tab/>H <text:s text:c="17"/>A <text:s text:c="2"/><text:span text:style-name="T4">cism H </text:span><text:line-break/>verlorä i so vilne Lüüt woni nüm mag gsee</text:p>
      <text:p text:style-name="P6">E <text:s/>|A <text:s/><text:line-break/><text:line-break/>Da schteit si plötzlech vor mer, wien en Ängel usem nüüt<text:line-break/>u fragt mi öbi wüssi wos zum Bahnhof geit<text:line-break/>Si seit: "I ha k<text:span text:style-name="T3">e</text:span> Luscht meh z'bliibe, i ghöre<text:span text:style-name="T3">n</text:span> eifach nid dahii.<text:line-break/>Ha zwar alls probiert doch das isch eifach nüüt für mi."<text:line-break/></text:p>
      <text:p text:style-name="P3"><text:span text:style-name="T1">Ref:</text:span><text:line-break/> <text:s text:c="2"/><text:span text:style-name="T1"><text:s/>cism <text:s text:c="7"/>H <text:s text:c="10"/>A cism H <text:s text:c="5"/>A cism H<text:line-break/>verlorä, ganz eleini fühli mi </text:span></text:p>
      <text:p text:style-name="P3"/>
      <text:p text:style-name="P6"><text:span text:style-name="T1">Bridge:</text:span><text:line-break/> <text:s text:c="7"/>A <text:s text:c="7"/>cism <text:s/>H <text:s text:c="22"/>A <text:s text:c="4"/>cism H</text:p>
      <text:p text:style-name="P6">u i dr Nacht di viilä Liechter, da chani d'Schtärne nümme gsee<text:line-break/> <text:s text:c="4"/>A <text:s text:c="5"/>cism H <text:s text:c="27"/>A <text:s text:c="2"/>cism H<text:line-break/>u sogar dr Mond <text:s text:c="7"/>schiint hie<text:span text:style-name="T3">n</text:span> en andre zsii<text:line-break/> <text:s text:c="5"/>A <text:s text:c="5"/>cism H <text:s text:c="11"/>A <text:s text:c="11"/>cism <text:s text:c="2"/>H<text:line-break/>un i luege i ihri Ouge wo so klar si wine Gletschersee<text:line-break/> <text:s text:c="8"/>fism <text:s text:c="12"/>gism <text:s text:c="9"/>A<text:line-break/>un i bi froh, dass si genau so fühlt wi<text:span text:style-name="T3">en <text:s/></text:span>ii</text:p>
      <text:p text:style-name="P3"><text:line-break/><text:line-break/><text:span text:style-name="T1">Ref:<text:line-break/> <text:s text:c="6"/>cism <text:s text:c="11"/>H <text:s text:c="15"/>A5 <text:s text:c="2"/>H5 <text:s text:c="2"/>Cis5 <text:s text:c="2"/>Dis5 E5 <text:s/>Fis5 <text:line-break/>un i gloubä es geit o andre mängisch genau eso wi mir, genau eso wi mir</text:span></text:p>
      <text:p text:style-name="P7">E <text:s/>|A <text:s/>|E <text:s/>H |A </text:p>
      <text:p text:style-name="P4"><text:line-break/><text:span text:style-name="T1">un i ha </text:span><text:span text:style-name="T2">H</text:span><text:span text:style-name="T1">eimweh nach de Bärge, nachem Schoggi und em Wii<text:line-break/> <text:s text:c="11"/>cism <text:s text:c="5"/>H <text:s text:c="15"/>A cism H (x3) <text:s text:c="13"/>E<text:line-break/>u wott jez zrugg a dä Ort woni deheime bii ... <text:s text:c="6"/>woni deheime bi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1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family="'Liberation Serif'" style:font-family-generic="roman" style:font-pitch="variable" fo:font-size="24pt" fo:font-weight="bold" style:font-name-asian="WenQuanYi Zen Hei" style:font-family-asian="'WenQuanYi Zen Hei'" style:font-family-generic-asian="system" style:font-pitch-asian="variable" style:font-size-asian="24pt" style:font-weight-asian="bold" style:font-name-complex="Lohit Hindi" style:font-family-complex="'Lohit Hind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05cm" fo:margin-bottom="1.205cm" fo:margin-left="2cm" fo:margin-right="0.58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u </meta:initial-creator>
    <meta:creation-date>2011-01-20T12:34:29</meta:creation-date>
    <dc:date>2017-12-16T15:15:28.328578241</dc:date>
    <meta:editing-duration>PT57M55S</meta:editing-duration>
    <meta:editing-cycles>7</meta:editing-cycles>
    <meta:generator>LibreOffice/5.1.6.2$Linux_X86_64 LibreOffice_project/10m0$Build-2</meta:generator>
    <meta:print-date>2012-06-10T12:02:03</meta:print-date>
    <meta:printed-by>benutzer </meta:printed-by>
    <dc:creator>benutzer </dc:creator>
    <meta:document-statistic meta:table-count="0" meta:image-count="0" meta:object-count="0" meta:page-count="1" meta:paragraph-count="14" meta:word-count="302" meta:character-count="1842" meta:non-whitespace-character-count="1031"/>
  </office:meta>
</office:document-meta>
</file>